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3" svg:font-family="Tahoma"/>
    <style:font-face style:name="Tahoma" svg:font-family="Tahoma" style:font-family-generic="swiss"/>
    <style:font-face style:name="Andale Sans UI" svg:font-family="'Andale Sans UI'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7cm" table:align="margins" style:writing-mode="lr-tb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-left="none" fo:border-right="none" fo:border-top="1pt solid #6666ff" fo:border-bottom="none"/>
    </style:style>
    <style:style style:name="Taula16" style:family="table">
      <style:table-properties style:width="17cm" table:align="margins" style:writing-mode="lr-tb"/>
    </style:style>
    <style:style style:name="Taula16.A" style:family="table-column">
      <style:table-column-properties style:column-width="17cm" style:rel-column-width="65535*"/>
    </style:style>
    <style:style style:name="Taula16.A1" style:family="table-cell">
      <style:table-cell-properties fo:padding="0.097cm" fo:border-left="none" fo:border-right="none" fo:border-top="1pt solid #6666ff" fo:border-bottom="none"/>
    </style:style>
    <style:style style:name="Taula2" style:family="table">
      <style:table-properties style:width="17cm" table:align="margins" style:writing-mode="lr-tb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-left="none" fo:border-right="none" fo:border-top="1pt solid #6666ff" fo:border-bottom="none"/>
    </style:style>
    <style:style style:name="Taula3" style:family="table">
      <style:table-properties style:width="17cm" table:align="margins" style:writing-mode="lr-tb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-left="none" fo:border-right="none" fo:border-top="1pt solid #6666ff" fo:border-bottom="none"/>
    </style:style>
    <style:style style:name="Taula4" style:family="table">
      <style:table-properties style:width="17cm" table:align="margins" style:writing-mode="lr-tb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-left="none" fo:border-right="none" fo:border-top="1pt solid #6666ff" fo:border-bottom="none"/>
    </style:style>
    <style:style style:name="Taula5" style:family="table">
      <style:table-properties style:width="17cm" table:align="margins" style:writing-mode="lr-tb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-left="none" fo:border-right="none" fo:border-top="1pt solid #6666ff" fo:border-bottom="none"/>
    </style:style>
    <style:style style:name="Taula6" style:family="table">
      <style:table-properties style:width="17cm" table:align="margins" style:writing-mode="lr-tb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-left="none" fo:border-right="none" fo:border-top="1pt solid #6666ff" fo:border-bottom="none"/>
    </style:style>
    <style:style style:name="Taula7" style:family="table">
      <style:table-properties style:width="17cm" table:align="margins" style:writing-mode="lr-tb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-left="none" fo:border-right="none" fo:border-top="1pt solid #6666ff" fo:border-bottom="none"/>
    </style:style>
    <style:style style:name="Taula8" style:family="table">
      <style:table-properties style:width="17cm" table:align="margins" style:writing-mode="lr-tb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-left="none" fo:border-right="none" fo:border-top="1pt solid #6666ff" fo:border-bottom="none"/>
    </style:style>
    <style:style style:name="Taula9" style:family="table">
      <style:table-properties style:width="17cm" table:align="margins" style:writing-mode="lr-tb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-left="none" fo:border-right="none" fo:border-top="1pt solid #6666ff" fo:border-bottom="none"/>
    </style:style>
    <style:style style:name="Taula10" style:family="table">
      <style:table-properties style:width="17cm" table:align="margins" style:writing-mode="lr-tb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-left="none" fo:border-right="none" fo:border-top="1pt solid #6666ff" fo:border-bottom="none"/>
    </style:style>
    <style:style style:name="Taula11" style:family="table">
      <style:table-properties style:width="17cm" table:align="margins" style:writing-mode="lr-tb"/>
    </style:style>
    <style:style style:name="Taula11.A" style:family="table-column">
      <style:table-column-properties style:column-width="17cm" style:rel-column-width="65535*"/>
    </style:style>
    <style:style style:name="Taula11.A1" style:family="table-cell">
      <style:table-cell-properties fo:padding="0.097cm" fo:border-left="none" fo:border-right="none" fo:border-top="1pt solid #6666ff" fo:border-bottom="none"/>
    </style:style>
    <style:style style:name="Taula12" style:family="table">
      <style:table-properties style:width="17cm" table:align="margins" style:writing-mode="lr-tb"/>
    </style:style>
    <style:style style:name="Taula12.A" style:family="table-column">
      <style:table-column-properties style:column-width="17cm" style:rel-column-width="65535*"/>
    </style:style>
    <style:style style:name="Taula12.A1" style:family="table-cell">
      <style:table-cell-properties fo:padding="0.097cm" fo:border-left="none" fo:border-right="none" fo:border-top="1pt solid #6666ff" fo:border-bottom="none"/>
    </style:style>
    <style:style style:name="Taula13" style:family="table">
      <style:table-properties style:width="17cm" table:align="margins" style:writing-mode="lr-tb"/>
    </style:style>
    <style:style style:name="Taula13.A" style:family="table-column">
      <style:table-column-properties style:column-width="17cm" style:rel-column-width="65535*"/>
    </style:style>
    <style:style style:name="Taula13.A1" style:family="table-cell">
      <style:table-cell-properties fo:padding="0.097cm" fo:border-left="none" fo:border-right="none" fo:border-top="1pt solid #6666ff" fo:border-bottom="none"/>
    </style:style>
    <style:style style:name="Taula14" style:family="table">
      <style:table-properties style:width="17cm" table:align="margins" style:writing-mode="lr-tb"/>
    </style:style>
    <style:style style:name="Taula14.A" style:family="table-column">
      <style:table-column-properties style:column-width="17cm" style:rel-column-width="65535*"/>
    </style:style>
    <style:style style:name="Taula14.A1" style:family="table-cell">
      <style:table-cell-properties fo:padding="0.097cm" fo:border-left="none" fo:border-right="none" fo:border-top="1pt solid #6666ff" fo:border-bottom="none"/>
    </style:style>
    <style:style style:name="P1" style:family="paragraph" style:parent-style-name="Table_20_Contents">
      <style:text-properties style:font-name="Tahoma1" fo:font-weight="bold" style:font-weight-asian="bold" style:font-name-complex="Tahoma1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1" fo:font-weight="bold" style:font-weight-asian="bold" style:font-name-complex="Tahoma1" style:font-weight-complex="bold"/>
    </style:style>
    <style:style style:name="P3" style:family="paragraph" style:parent-style-name="Table_20_Contents">
      <style:text-properties style:font-name="Tahoma1" fo:font-weight="bold" officeooo:paragraph-rsid="0023d54c" style:font-weight-asian="bold" style:font-name-complex="Tahoma1" style:font-weight-complex="bold"/>
    </style:style>
    <style:style style:name="P4" style:family="paragraph" style:parent-style-name="Table_20_Contents">
      <style:paragraph-properties style:snap-to-layout-grid="false"/>
      <style:text-properties style:font-name="Tahoma1" style:font-name-complex="Tahoma1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normal" officeooo:rsid="0024ba8f" officeooo:paragraph-rsid="00266935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7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1" fo:font-size="12pt" fo:language="zxx" fo:country="none" fo:font-weight="bold" officeooo:rsid="002894d3" officeooo:paragraph-rsid="002894d3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8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1" fo:font-size="12pt" fo:language="zxx" fo:country="none" fo:font-weight="bold" officeooo:rsid="002894d3" officeooo:paragraph-rsid="0028b804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9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1" fo:font-size="12pt" fo:language="zxx" fo:country="none" fo:font-weight="bold" officeooo:rsid="0028faba" officeooo:paragraph-rsid="0028faba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10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1" fo:font-size="12pt" fo:language="zxx" fo:country="none" fo:font-weight="bold" officeooo:rsid="002a9e92" officeooo:paragraph-rsid="002a9e92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11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1" fo:font-size="12pt" fo:language="zxx" fo:country="none" fo:font-weight="bold" officeooo:rsid="002b517b" officeooo:paragraph-rsid="002b517b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12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1" fo:font-size="12pt" fo:language="zxx" fo:country="none" fo:font-weight="bold" officeooo:rsid="002cd608" officeooo:paragraph-rsid="002cd608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13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1" fo:font-size="12pt" fo:language="zxx" fo:country="none" fo:font-weight="bold" officeooo:rsid="002d96ff" officeooo:paragraph-rsid="002d96ff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14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1" fo:font-size="12pt" fo:language="zxx" fo:country="none" fo:font-weight="bold" officeooo:rsid="002efac2" officeooo:paragraph-rsid="002efac2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15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1" fo:font-size="12pt" fo:language="zxx" fo:country="none" fo:font-weight="bold" officeooo:rsid="00300db4" officeooo:paragraph-rsid="00300db4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16" style:family="paragraph" style:parent-style-name="Standard" style:master-page-name="Standard">
      <style:paragraph-properties fo:margin-top="0cm" fo:margin-bottom="0.199cm" loext:contextual-spacing="false" style:page-number="auto"/>
      <style:text-properties style:font-name="Tahoma" fo:font-weight="normal" officeooo:rsid="0024ba8f" officeooo:paragraph-rsid="0024ba8f" style:font-weight-asian="normal" style:font-weight-complex="normal"/>
    </style:style>
    <style:style style:name="P17" style:family="paragraph" style:parent-style-name="Standard">
      <style:paragraph-properties fo:margin-top="0cm" fo:margin-bottom="0cm" loext:contextual-spacing="false" style:writing-mode="lr-tb"/>
      <style:text-properties style:font-name="Tahoma1" fo:font-size="15pt" fo:font-weight="bold" officeooo:rsid="002564df" officeooo:paragraph-rsid="002564df" style:font-size-asian="15pt" style:font-weight-asian="bold" style:font-size-complex="15pt" style:font-weight-complex="bold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Tahoma1" fo:font-size="13pt" fo:language="zxx" fo:country="none" fo:font-weight="bold" officeooo:rsid="00276f2f" officeooo:paragraph-rsid="00276f2f" style:letter-kerning="true" style:font-name-asian="Tahoma" style:font-size-asian="13pt" style:language-asian="zxx" style:country-asian="none" style:font-weight-asian="bold" style:font-name-complex="Tahoma" style:font-size-complex="13pt" style:language-complex="zxx" style:country-complex="none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Tahoma1" fo:font-size="13pt" fo:language="zxx" fo:country="none" fo:font-weight="bold" officeooo:rsid="00276f2f" officeooo:paragraph-rsid="0028b804" style:letter-kerning="true" style:font-name-asian="Tahoma" style:font-size-asian="13pt" style:language-asian="zxx" style:country-asian="none" style:font-weight-asian="bold" style:font-name-complex="Tahoma" style:font-size-complex="13pt" style:language-complex="zxx" style:country-complex="none" style:font-weight-complex="bold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.049cm" loext:contextual-spacing="false" fo:text-align="start" style:justify-single-word="false" fo:orphans="0" fo:widows="0" fo:hyphenation-ladder-count="no-limit" fo:text-indent="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bold" officeooo:rsid="002a9e92" officeooo:paragraph-rsid="002a9e92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 fo:hyphenate="false" fo:hyphenation-remain-char-count="2" fo:hyphenation-push-char-count="2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049cm" loext:contextual-spacing="false" fo:text-align="start" style:justify-single-word="false" fo:orphans="0" fo:widows="0" fo:hyphenation-ladder-count="no-limit" fo:text-indent="0.499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1pt" fo:language="zxx" fo:country="none" fo:font-weight="bold" officeooo:rsid="002a9e92" officeooo:paragraph-rsid="002a9e92" style:letter-kerning="true" style:font-name-asian="Andale Sans UI" style:font-size-asian="11pt" style:language-asian="zxx" style:country-asian="none" style:font-weight-asian="bold" style:font-name-complex="Tahoma1" style:font-size-complex="11pt" style:language-complex="zxx" style:country-complex="none" style:font-weight-complex="bold" fo:hyphenate="false" fo:hyphenation-remain-char-count="2" fo:hyphenation-push-char-count="2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.049cm" loext:contextual-spacing="false" fo:text-align="start" style:justify-single-word="false" fo:orphans="0" fo:widows="0" fo:hyphenation-ladder-count="no-limit" fo:text-indent="0.499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1pt" fo:language="zxx" fo:country="none" fo:font-weight="bold" officeooo:rsid="002b517b" officeooo:paragraph-rsid="002b517b" style:letter-kerning="true" style:font-name-asian="Andale Sans UI" style:font-size-asian="11pt" style:language-asian="zxx" style:country-asian="none" style:font-weight-asian="bold" style:font-name-complex="Tahoma1" style:font-size-complex="11pt" style:language-complex="zxx" style:country-complex="none" style:font-weight-complex="bold" fo:hyphenate="false" fo:hyphenation-remain-char-count="2" fo:hyphenation-push-char-count="2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.049cm" loext:contextual-spacing="false" fo:text-align="start" style:justify-single-word="false" fo:orphans="0" fo:widows="0" fo:hyphenation-ladder-count="no-limit" fo:text-indent="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1pt" fo:language="zxx" fo:country="none" fo:font-weight="bold" officeooo:rsid="002a9e92" officeooo:paragraph-rsid="002a9e92" style:letter-kerning="true" style:font-name-asian="Andale Sans UI" style:font-size-asian="11pt" style:language-asian="zxx" style:country-asian="none" style:font-weight-asian="bold" style:font-name-complex="Tahoma1" style:font-size-complex="11pt" style:language-complex="zxx" style:country-complex="none" style:font-weight-complex="bold" fo:hyphenate="false" fo:hyphenation-remain-char-count="2" fo:hyphenation-push-char-count="2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.049cm" loext:contextual-spacing="false" fo:text-align="start" style:justify-single-word="false" fo:orphans="0" fo:widows="0" fo:hyphenation-ladder-count="no-limit" fo:text-indent="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1pt" fo:language="zxx" fo:country="none" fo:font-weight="bold" officeooo:rsid="002b517b" officeooo:paragraph-rsid="002b517b" style:letter-kerning="true" style:font-name-asian="Andale Sans UI" style:font-size-asian="11pt" style:language-asian="zxx" style:country-asian="none" style:font-weight-asian="bold" style:font-name-complex="Tahoma1" style:font-size-complex="11pt" style:language-complex="zxx" style:country-complex="none" style:font-weight-complex="bold" fo:hyphenate="false" fo:hyphenation-remain-char-count="2" fo:hyphenation-push-char-count="2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.499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1pt" fo:language="zxx" fo:country="none" fo:font-weight="bold" officeooo:rsid="002a9e92" officeooo:paragraph-rsid="002a9e92" style:letter-kerning="true" style:font-name-asian="Andale Sans UI" style:font-size-asian="11pt" style:language-asian="zxx" style:country-asian="none" style:font-weight-asian="bold" style:font-name-complex="Tahoma1" style:font-size-complex="11pt" style:language-complex="zxx" style:country-complex="none" style:font-weight-complex="bold" fo:hyphenate="false" fo:hyphenation-remain-char-count="2" fo:hyphenation-push-char-count="2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.499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1pt" fo:language="zxx" fo:country="none" fo:font-weight="bold" officeooo:rsid="002b517b" officeooo:paragraph-rsid="002b517b" style:letter-kerning="true" style:font-name-asian="Andale Sans UI" style:font-size-asian="11pt" style:language-asian="zxx" style:country-asian="none" style:font-weight-asian="bold" style:font-name-complex="Tahoma1" style:font-size-complex="11pt" style:language-complex="zxx" style:country-complex="none" style:font-weight-complex="bold" fo:hyphenate="false" fo:hyphenation-remain-char-count="2" fo:hyphenation-push-char-count="2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.049cm" loext:contextual-spacing="false" fo:text-align="start" style:justify-single-word="false" fo:orphans="0" fo:widows="0" fo:hyphenation-ladder-count="no-limit" fo:text-indent="1.101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bold" officeooo:rsid="002a9e92" officeooo:paragraph-rsid="002a9e92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 fo:hyphenate="false" fo:hyphenation-remain-char-count="2" fo:hyphenation-push-char-count="2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.049cm" loext:contextual-spacing="false" fo:text-align="start" style:justify-single-word="false" fo:orphans="0" fo:widows="0" fo:hyphenation-ladder-count="no-limit" fo:text-indent="1.101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1pt" fo:language="zxx" fo:country="none" fo:font-weight="bold" officeooo:rsid="002a9e92" officeooo:paragraph-rsid="002a9e92" style:letter-kerning="true" style:font-name-asian="Andale Sans UI" style:font-size-asian="11pt" style:language-asian="zxx" style:country-asian="none" style:font-weight-asian="bold" style:font-name-complex="Tahoma1" style:font-size-complex="11pt" style:language-complex="zxx" style:country-complex="none" style:font-weight-complex="bold" fo:hyphenate="false" fo:hyphenation-remain-char-count="2" fo:hyphenation-push-char-count="2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1.101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1pt" fo:language="zxx" fo:country="none" fo:font-weight="bold" officeooo:rsid="002a9e92" officeooo:paragraph-rsid="002a9e92" style:letter-kerning="true" style:font-name-asian="Andale Sans UI" style:font-size-asian="11pt" style:language-asian="zxx" style:country-asian="none" style:font-weight-asian="bold" style:font-name-complex="Tahoma1" style:font-size-complex="11pt" style:language-complex="zxx" style:country-complex="none" style:font-weight-complex="bold" fo:hyphenate="false" fo:hyphenation-remain-char-count="2" fo:hyphenation-push-char-count="2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.049cm" loext:contextual-spacing="false" fo:text-align="start" style:justify-single-word="false" fo:orphans="0" fo:widows="0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1pt" fo:language="zxx" fo:country="none" fo:font-weight="bold" officeooo:rsid="002b517b" officeooo:paragraph-rsid="002b517b" style:letter-kerning="true" style:font-name-asian="Andale Sans UI" style:font-size-asian="11pt" style:language-asian="zxx" style:country-asian="none" style:font-weight-asian="bold" style:font-name-complex="Tahoma1" style:font-size-complex="11pt" style:language-complex="zxx" style:country-complex="none" style:font-weight-complex="bold" fo:hyphenate="false" fo:hyphenation-remain-char-count="2" fo:hyphenation-push-char-count="2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.049cm" loext:contextual-spacing="false" fo:text-align="start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1pt" fo:language="zxx" fo:country="none" fo:font-weight="bold" officeooo:rsid="002b517b" officeooo:paragraph-rsid="002b517b" style:letter-kerning="true" style:font-name-asian="Andale Sans UI" style:font-size-asian="11pt" style:language-asian="zxx" style:country-asian="none" style:font-weight-asian="bold" style:font-name-complex="Tahoma1" style:font-size-complex="11pt" style:language-complex="zxx" style:country-complex="none" style:font-weight-complex="bold" fo:hyphenate="false" fo:hyphenation-remain-char-count="2" fo:hyphenation-push-char-count="2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1pt" fo:language="zxx" fo:country="none" fo:font-weight="bold" officeooo:rsid="002b517b" officeooo:paragraph-rsid="002b517b" style:letter-kerning="true" style:font-name-asian="Andale Sans UI" style:font-size-asian="11pt" style:language-asian="zxx" style:country-asian="none" style:font-weight-asian="bold" style:font-name-complex="Tahoma1" style:font-size-complex="11pt" style:language-complex="zxx" style:country-complex="none" style:font-weight-complex="bold" fo:hyphenate="false" fo:hyphenation-remain-char-count="2" fo:hyphenation-push-char-count="2"/>
    </style:style>
    <style:style style:name="P33" style:family="paragraph" style:parent-style-name="Table_20_Contents">
      <style:text-properties fo:font-size="6pt" officeooo:paragraph-rsid="002564df" style:font-size-asian="6pt" style:font-size-complex="6pt"/>
    </style:style>
    <style:style style:name="P34" style:family="paragraph" style:parent-style-name="Table_20_Contents">
      <style:text-properties fo:font-size="2pt" officeooo:paragraph-rsid="00276f2f" style:font-size-asian="1.75pt" style:font-size-complex="2pt"/>
    </style:style>
    <style:style style:name="P35" style:family="paragraph" style:parent-style-name="Table_20_Contents">
      <style:text-properties fo:font-size="2pt" officeooo:paragraph-rsid="0028b804" style:font-size-asian="1.75pt" style:font-size-complex="2pt"/>
    </style:style>
    <style:style style:name="T1" style:family="text">
      <style:text-properties fo:font-weight="normal" officeooo:rsid="0023d54c" style:font-weight-asian="normal" style:font-weight-complex="normal"/>
    </style:style>
    <style:style style:name="T2" style:family="text">
      <style:text-properties officeooo:rsid="00266935"/>
    </style:style>
    <style:style style:name="T3" style:family="text">
      <style:text-properties officeooo:rsid="0028b804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officeooo:rsid="002c7fb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312f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n esta práctica aprenderemos a crear particiones y obtener información sobre estas, para luego formatearlo con un sistema de archivos determinado.</text:p>
      <text:p text:style-name="P17">Creación y manipulación de particiones y sistemas de ficheros en Linux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33"/>
          </table:table-cell>
        </table:table-row>
      </table:table>
      <text:p text:style-name="P6"><text:span text:style-name="T2">Siga, estrictamente en el orden indicado, los pasos de la práctica, ya que si se deje alguno de los pasos no obtendrá los resultados esperados.</text:span></text:p>
      <text:p text:style-name="P18">Ejercicio 1</text:p>
      <table:table table:name="Taula16" table:style-name="Taula16">
        <table:table-column table:style-name="Taula16.A"/>
        <table:table-row>
          <table:table-cell table:style-name="Taula16.A1" office:value-type="string">
            <text:p text:style-name="P34"/>
          </table:table-cell>
        </table:table-row>
      </table:table>
      <text:p text:style-name="P7">Crea un nuevo disco duro virtual que se diga SO.PSlave con VirtualBox (de 1,5 GB) y añádalo como esclavo a la máquina virtual con Linux. Reinicia el equipo. Esta máquina virtual debe tener las Guest Additions instaladas del primer trimestre, para que nos sea más cómodo trabajar. Indica cómo ha creado y añadido este disco duro.</text:p>
      <text:p text:style-name="P19">Ejercicio <text:span text:style-name="T3">2</text:span>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35"/>
          </table:table-cell>
        </table:table-row>
      </table:table>
      <text:p text:style-name="P9">Su nuevo disco duro será autodetectado para Ubuntu. ¿En qué ruta se encontrará (/dev ...)? ¿Por qué? Ejecute un comando que muestre la información básica sobre este disco.</text:p>
      <text:p text:style-name="P19">Ejercicio <text:span text:style-name="T3">3</text:span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35"/>
          </table:table-cell>
        </table:table-row>
      </table:table>
      <text:p text:style-name="P10">Acceda con superusuario (sudo) en el programa fdisk para manipular el disco duro situado en la ruta del apartado anterior. Utilice la ayuda (m) para llevar a cabo las siguientes acciones:</text:p>
      <text:p text:style-name="P20">• <text:span text:style-name="T4">Crear una nueva partición primaria de 500MB.</text:span></text:p>
      <text:p text:style-name="P21">• Crear una nueva partición primaria de 100MB.</text:p>
      <text:p text:style-name="P21">• Mostrar la tabla de particiones.</text:p>
      <text:p text:style-name="P25">• Crear una nueva partición extendida que llegue hasta el final del disco.</text:p>
      <text:p text:style-name="P27">◦ <text:span text:style-name="T4">Crear una nueva partición lógica de 200MB.</text:span></text:p>
      <text:p text:style-name="P28">◦ Eliminar la partición que acaba de crear.</text:p>
      <text:p text:style-name="P28">◦ Crear una nueva partición lógica de 100MB.</text:p>
      <text:p text:style-name="P28">◦ Crear una nueva partición lógica de 100MB.</text:p>
      <text:p text:style-name="P28">◦ Crear una nueva partición lógica de 100MB.</text:p>
      <text:p text:style-name="P29">◦ Crear una nueva partición lógica que llegue hasta el final del disco.</text:p>
      <text:p text:style-name="P23">• Mostrar la tabla de particiones.</text:p>
      <text:p text:style-name="P25">• Escribir los cambios en el disco (no se deje este paso, si no tendrá que repetirlo TODO).</text:p>
      <text:p text:style-name="P10">Pegue la tabla de particiones resultante. ¿Por qué falta algún número de partición?</text:p>
      <text:p text:style-name="P19"><text:soft-page-break/>Ejercicio <text:span text:style-name="T3">4</text:span></text:p>
      <table:table table:name="Taula4" table:style-name="Taula4">
        <table:table-column table:style-name="Taula4.A"/>
        <table:table-row>
          <table:table-cell table:style-name="Taula4.A1" office:value-type="string">
            <text:p text:style-name="P35"/>
          </table:table-cell>
        </table:table-row>
      </table:table>
      <text:p text:style-name="P11">Cree los sistemas de archivos para cada una de las particiones:</text:p>
      <text:p text:style-name="P24">• Primaria, 500MB: ext3. Etiqueta: ext3</text:p>
      <text:p text:style-name="P22">• Primaria, 100MB: vfat.</text:p>
      <text:p text:style-name="P26">• Extendido:</text:p>
      <text:p text:style-name="P30">◦ Lógica, 100MB: swap. Etiqueta: intercambio</text:p>
      <text:p text:style-name="P31">◦ Lógica, 100MB: reiserfs.</text:p>
      <text:p text:style-name="P31">◦ Lógica, 100MB: ext2. Etiqueta: ext2</text:p>
      <text:p text:style-name="P32">◦ Lógica, el resto: ext4. Etiqueta: ext4</text:p>
      <text:p text:style-name="P11">Haga alguna captura que evidencie el trabajo que ha <text:span text:style-name="T5">realizado</text:span>.</text:p>
      <text:p text:style-name="P19">Ejercicio <text:span text:style-name="T3">5</text:span>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35"/>
          </table:table-cell>
        </table:table-row>
      </table:table>
      <text:p text:style-name="P12">Instale el gparted si no lo tiene instalado: <text:span text:style-name="T6">sudo apt-get install gparted. </text:span>Ejecute el gparted en segundo plano y compruebe que la distribución de particiones y sistemas de archivos que ha hecho es correcta (incluya una captura de pantalla).</text:p>
      <text:p text:style-name="P19">Ejercicio <text:span text:style-name="T3">6</text:span>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35"/>
          </table:table-cell>
        </table:table-row>
      </table:table>
      <text:p text:style-name="P13">Comprueba las particiones de swap se están utilizando en el sistema. Haga que se deje de utilizar la partición de swap que se está utilizando actualmente y que se pase a utilizar la nueva partición de swap que creó.</text:p>
      <text:p text:style-name="P19">Ejercicio <text:span text:style-name="T3">7</text:span>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35"/>
          </table:table-cell>
        </table:table-row>
      </table:table>
      <text:p text:style-name="P14">Indica qué particiones hay montadas actualmente en su sistema. Indica, al menos, dos maneras de comprobar esta información.</text:p>
      <text:p text:style-name="P19">Ejercicio <text:span text:style-name="T3">8</text:span></text:p>
      <table:table table:name="Taula8" table:style-name="Taula8">
        <table:table-column table:style-name="Taula8.A"/>
        <table:table-row>
          <table:table-cell table:style-name="Taula8.A1" office:value-type="string">
            <text:p text:style-name="P35"/>
          </table:table-cell>
        </table:table-row>
      </table:table>
      <text:p text:style-name="P15">Crea un directorio en el escritorio llamado ext3. Como superusuario, monta en ella vuestra partición ext3. Intent<text:span text:style-name="T7">a</text:span> crear un directorio con el usuario alumno, <text:span text:style-name="T7">¿</text:span>qué <text:span text:style-name="T7">ocurre</text:span>? Haga lo mismo con el superusuario, <text:span text:style-name="T7">¿</text:span>qué <text:span text:style-name="T7">ocurre</text:span>? Desmonta la unidad (necesitará salir del directorio para que te deje). <text:span text:style-name="T7">¿</text:span>Dónde está el directorio que ha creado?</text:p>
      <text:p text:style-name="P19">Ejercicio <text:span text:style-name="T3">9</text:span></text:p>
      <table:table table:name="Taula9" table:style-name="Taula9">
        <table:table-column table:style-name="Taula9.A"/>
        <table:table-row>
          <table:table-cell table:style-name="Taula9.A1" office:value-type="string">
            <text:p text:style-name="P35"/>
          </table:table-cell>
        </table:table-row>
      </table:table>
      <text:p text:style-name="P8">Crea</text:p>
      <text:p text:style-name="P19">Ejercicio 1<text:span text:style-name="T3">0</text:span></text:p>
      <table:table table:name="Taula10" table:style-name="Taula10">
        <table:table-column table:style-name="Taula10.A"/>
        <table:table-row>
          <table:table-cell table:style-name="Taula10.A1" office:value-type="string">
            <text:p text:style-name="P35"/>
          </table:table-cell>
        </table:table-row>
      </table:table>
      <text:p text:style-name="P8">Crea</text:p>
      <text:p text:style-name="P19"><text:soft-page-break/>Ejercicio 1<text:span text:style-name="T3">1</text:span></text:p>
      <table:table table:name="Taula11" table:style-name="Taula11">
        <table:table-column table:style-name="Taula11.A"/>
        <table:table-row>
          <table:table-cell table:style-name="Taula11.A1" office:value-type="string">
            <text:p text:style-name="P35"/>
          </table:table-cell>
        </table:table-row>
      </table:table>
      <text:p text:style-name="P8">Crea</text:p>
      <text:p text:style-name="P19">Ejercicio 1<text:span text:style-name="T3">2</text:span></text:p>
      <table:table table:name="Taula12" table:style-name="Taula12">
        <table:table-column table:style-name="Taula12.A"/>
        <table:table-row>
          <table:table-cell table:style-name="Taula12.A1" office:value-type="string">
            <text:p text:style-name="P35"/>
          </table:table-cell>
        </table:table-row>
      </table:table>
      <text:p text:style-name="P8">Crea</text:p>
      <text:p text:style-name="P19">Ejercicio 1<text:span text:style-name="T3">3</text:span></text:p>
      <table:table table:name="Taula13" table:style-name="Taula13">
        <table:table-column table:style-name="Taula13.A"/>
        <table:table-row>
          <table:table-cell table:style-name="Taula13.A1" office:value-type="string">
            <text:p text:style-name="P35"/>
          </table:table-cell>
        </table:table-row>
      </table:table>
      <text:p text:style-name="P8">Crea</text:p>
      <text:p text:style-name="P19">Ejercicio 1<text:span text:style-name="T3">4</text:span></text:p>
      <table:table table:name="Taula14" table:style-name="Taula14">
        <table:table-column table:style-name="Taula14.A"/>
        <table:table-row>
          <table:table-cell table:style-name="Taula14.A1" office:value-type="string">
            <text:p text:style-name="P35"/>
          </table:table-cell>
        </table:table-row>
      </table:table>
      <text:p text:style-name="P8">Cre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3" svg:font-family="Tahoma"/>
    <style:font-face style:name="Tahoma" svg:font-family="Tahoma" style:font-family-generic="swiss"/>
    <style:font-face style:name="Andale Sans UI" svg:font-family="'Andale Sans UI'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ahoma2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2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.089cm" table:align="left" style:writing-mode="lr-tb"/>
    </style:style>
    <style:style style:name="Tabla2.A" style:family="table-column">
      <style:table-column-properties style:column-width="3.307cm"/>
    </style:style>
    <style:style style:name="Tabla2.B" style:family="table-column">
      <style:table-column-properties style:column-width="5.193cm"/>
    </style:style>
    <style:style style:name="Tabla2.C" style:family="table-column">
      <style:table-column-properties style:column-width="4.094cm"/>
    </style:style>
    <style:style style:name="Tabla2.D" style:family="table-column">
      <style:table-column-properties style:column-width="4.494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eeeeee" fo:padding="0.097cm" fo:border-left="1pt solid #000000" fo:border-right="none" fo:border-top="1pt solid #000000" fo:border-bottom="none" style:writing-mode="lr-tb">
        <style:background-image/>
      </style:table-cell-properties>
    </style:style>
    <style:style style:name="Tabla2.B1" style:family="table-cell">
      <style:table-cell-properties style:vertical-align="top" fo:background-color="#eeeeee" fo:padding="0.097cm" fo:border-left="none" fo:border-right="none" fo:border-top="1pt solid #000000" fo:border-bottom="none" style:writing-mode="lr-tb">
        <style:background-image/>
      </style:table-cell-properties>
    </style:style>
    <style:style style:name="Tabla2.D1" style:family="table-cell">
      <style:table-cell-properties style:vertical-align="top" fo:background-color="#eeeeee" fo:padding="0.097cm" fo:border-left="none" fo:border-right="1pt solid #000000" fo:border-top="1pt solid #000000" fo:border-bottom="none" style:writing-mode="lr-tb">
        <style:background-image/>
      </style:table-cell-properties>
    </style:style>
    <style:style style:name="Tabla2.A2" style:family="table-cell">
      <style:table-cell-properties style:vertical-align="top" fo:background-color="#eeeeee" fo:padding="0.097cm" fo:border-left="1pt solid #000000" fo:border-right="none" fo:border-top="none" fo:border-bottom="none" style:writing-mode="lr-tb">
        <style:background-image/>
      </style:table-cell-properties>
    </style:style>
    <style:style style:name="Tabla2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bla2.D2" style:family="table-cell">
      <style:table-cell-properties style:vertical-align="top" fo:background-color="#eeeeee" fo:padding="0.097cm" fo:border-left="none" fo:border-right="1pt solid #000000" fo:border-top="none" fo:border-bottom="none" style:writing-mode="lr-tb">
        <style:background-image/>
      </style:table-cell-properties>
    </style:style>
    <style:style style:name="Tabla2.A3" style:family="table-cell">
      <style:table-cell-properties style:vertical-align="top" fo:background-color="#eeeeee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17.08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eeeee" fo:padding="0.097cm" fo:border="1pt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1" fo:font-weight="bold" style:font-weight-asian="bold" style:font-name-complex="Tahoma1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1" style:font-name-complex="Tahoma1"/>
    </style:style>
    <style:style style:name="MP3" style:family="paragraph" style:parent-style-name="Table_20_Contents">
      <style:text-properties style:font-name="Tahoma1" fo:font-weight="bold" style:font-weight-asian="bold" style:font-name-complex="Tahoma1" style:font-weight-complex="bold"/>
    </style:style>
    <style:style style:name="MP4" style:family="paragraph" style:parent-style-name="Table_20_Contents">
      <style:text-properties style:font-name="Tahoma1" fo:font-weight="bold" officeooo:paragraph-rsid="0023d54c" style:font-weight-asian="bold" style:font-name-complex="Tahoma1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normal" officeooo:rsid="0023d54c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099cm" fo:margin-left="0cm" fo:margin-right="0cm" fo:margin-bottom="3cm" style:dynamic-spacing="true"/>
      </style:header-style>
      <style:footer-style>
        <style:header-footer-properties fo:min-height="1.737cm" fo:margin-left="0cm" fo:margin-right="0cm" fo:margin-top="1.6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099cm" fo:margin-bottom="3.7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Nombre:</text:p>
            </table:table-cell>
            <table:table-cell table:style-name="Tabla2.B1" office:value-type="string">
              <text:p text:style-name="MP2">Sergio</text:p>
            </table:table-cell>
            <table:table-cell table:style-name="Tabla2.B1" office:value-type="string">
              <text:p text:style-name="MP3">Apellidos:</text:p>
            </table:table-cell>
            <table:table-cell table:style-name="Tabla2.D1" office:value-type="string">
              <text:p text:style-name="MP2">Jiménez Sastre</text:p>
            </table:table-cell>
          </table:table-row>
          <table:table-row table:style-name="Tabla2.1">
            <table:table-cell table:style-name="Tabla2.A2" office:value-type="string">
              <text:p text:style-name="MP3">Asignatura:</text:p>
            </table:table-cell>
            <table:table-cell table:style-name="Tabla2.B2" office:value-type="string">
              <text:p text:style-name="MP2">Sistemas informáticos</text:p>
            </table:table-cell>
            <table:table-cell table:style-name="Tabla2.B2" office:value-type="string">
              <text:p text:style-name="MP3">Curso y Grupo:</text:p>
            </table:table-cell>
            <table:table-cell table:style-name="Tabla2.D2" office:value-type="string">
              <text:p text:style-name="MP2">DAW1A</text:p>
            </table:table-cell>
          </table:table-row>
          <table:table-row table:style-name="Tabla2.1">
            <table:table-cell table:style-name="Tabla2.A3" table:number-columns-spanned="4" office:value-type="string">
              <text:p text:style-name="MP4">Práctica: <text:span text:style-name="MT1">Práctica 14 - Sistema de archivos II</text:span>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5"><text:page-number text:select-page="current">3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2:40:16.01</meta:creation-date>
    <dc:date>2018-02-20T19:09:11.588979095</dc:date>
    <meta:editing-cycles>43</meta:editing-cycles>
    <meta:editing-duration>PT1H35M24S</meta:editing-duration>
    <meta:generator>LibreOffice/5.1.6.2$Linux_X86_64 LibreOffice_project/10m0$Build-2</meta:generator>
    <meta:document-statistic meta:table-count="17" meta:image-count="0" meta:object-count="0" meta:page-count="3" meta:paragraph-count="62" meta:word-count="556" meta:character-count="3317" meta:non-whitespace-character-count="2823"/>
  </office:meta>
</office:document-meta>
</file>